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VersusDirectRegistrationTests.thingIsNotAvailableWhenOuterConfigurationIsRegisteredDi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nerConfiguration.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VersusDirectRegistrationTests.thingIsNotAvailableWhenOuterConfigurationIsIm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portVersusDirectRegistrationTests.thingIsNotAvailableWhenOuterConfigurationIsRegisteredWith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